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fo:background-color="#3333FF"/>
    </style:style>
    <style:style style:name="ce6" style:family="table-cell" style:parent-style-name="Default" style:data-style-name="N0">
      <style:table-cell-properties fo:border="thin solid #000000" fo:background-color="#00FFFF"/>
    </style:style>
    <style:style style:name="ce7" style:family="table-cell" style:parent-style-name="Default" style:data-style-name="N0">
      <style:table-cell-properties fo:border="thin solid #000000" fo:background-color="#66FF66"/>
    </style:style>
    <style:style style:name="ce8" style:family="table-cell" style:parent-style-name="Default" style:data-style-name="N0">
      <style:table-cell-properties fo:border="thin solid #000000" fo:background-color="#FF3333"/>
    </style:style>
    <style:style style:name="ce9" style:family="table-cell" style:parent-style-name="Default" style:data-style-name="N0">
      <style:table-cell-properties fo:background-color="#999999"/>
      <style:text-properties fo:color="#000000"/>
    </style:style>
    <style:style style:name="ce10" style:family="table-cell" style:parent-style-name="Default" style:data-style-name="N0">
      <style:table-cell-properties fo:border="thin solid #000000" fo:background-color="#FF00CC"/>
    </style:style>
    <style:style style:name="ce11" style:family="table-cell" style:parent-style-name="Default" style:data-style-name="N0">
      <style:table-cell-properties fo:background-color="#FFFFFF"/>
      <style:text-properties fo:color="#000000"/>
    </style:style>
    <style:style style:name="ce12" style:family="table-cell" style:parent-style-name="Default" style:data-style-name="N0">
      <style:table-cell-properties fo:background-color="#00FFFF"/>
      <style:text-properties fo:color="#00FFFF"/>
    </style:style>
    <style:style style:name="ce13" style:family="table-cell" style:parent-style-name="Default" style:data-style-name="N0">
      <style:table-cell-properties fo:background-color="#FF3333"/>
    </style:style>
    <style:style style:name="ce14" style:family="table-cell" style:parent-style-name="Default" style:data-style-name="N0">
      <style:table-cell-properties fo:background-color="#FF00CC"/>
    </style:style>
    <style:style style:name="ce15" style:family="table-cell" style:parent-style-name="Default" style:data-style-name="N0">
      <style:table-cell-properties fo:background-color="#3333FF"/>
    </style:style>
    <style:style style:name="ce16" style:family="table-cell" style:parent-style-name="Default" style:data-style-name="N0">
      <style:table-cell-properties fo:border="thin solid #000000" style:vertical-align="automatic" fo:background-color="#66FF66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#66FF66" style:repeat-content="false"/>
      <style:paragraph-properties fo:text-align="center"/>
      <style:text-properties fo:color="#000000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#FFFF66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#999999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" style:font-family-complex="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left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false"/>
      <table:table table:name="Echéancier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4" table:default-cell-style-name="ce1"/>
        <table:table-column table:style-name="co4" table:default-cell-style-name="ce1"/>
        <table:table-column table:style-name="co5" table:number-columns-repeated="16367" table:default-cell-style-name="ce1"/>
        <table:table-row table:style-name="ro1">
          <table:table-cell office:value-type="string" table:style-name="ce2">
            <text:p>TACHES</text:p>
          </table:table-cell>
          <table:table-cell office:value-type="string" table:style-name="ce3">
            <text:p>mois</text:p>
          </table:table-cell>
          <table:table-cell office:value-type="string" table:number-columns-spanned="3" table:number-rows-spanned="1" table:style-name="ce16">
            <text:p>Fevrier</text:p>
          </table:table-cell>
          <table:covered-table-cell table:number-columns-repeated="2"/>
          <table:table-cell office:value-type="string" table:number-columns-spanned="4" table:number-rows-spanned="1" table:style-name="ce17">
            <text:p>mars</text:p>
          </table:table-cell>
          <table:covered-table-cell table:number-columns-repeated="3"/>
          <table:table-cell office:value-type="string" table:number-columns-spanned="4" table:number-rows-spanned="1" table:style-name="ce18">
            <text:p>avril</text:p>
          </table:table-cell>
          <table:covered-table-cell table:number-columns-repeated="3"/>
          <table:table-cell office:value-type="string" table:number-columns-spanned="4" table:number-rows-spanned="1" table:style-name="ce19">
            <text:p>mai</text:p>
          </table:table-cell>
          <table:covered-table-cell table:number-columns-repeated="3"/>
          <table:table-cell table:number-columns-repeated="16367"/>
        </table:table-row>
        <table:table-row table:style-name="ro1">
          <table:table-cell table:style-name="ce4"/>
          <table:table-cell office:value-type="string" table:style-name="ce3">
            <text:p>semaines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table:number-columns-repeated="16367"/>
        </table:table-row>
        <table:table-row table:style-name="ro2">
          <table:table-cell office:value-type="string" table:style-name="ce6">
            <text:p>Choisir le projet (jeu)</text:p>
          </table:table-cell>
          <table:table-cell table:style-name="ce4"/>
          <table:table-cell office:value-type="string" table:style-name="ce7">
            <text:p>Commun</text:p>
          </table:table-cell>
          <table:table-cell table:number-columns-repeated="3" table:style-name="ce4"/>
          <table:table-cell table:number-columns-spanned="1" table:number-rows-spanned="23" table:style-name="ce20"/>
          <table:table-cell table:number-columns-repeated="10" table:style-name="ce4"/>
          <table:table-cell table:number-columns-repeated="16367"/>
        </table:table-row>
        <table:table-row table:style-name="ro2">
          <table:table-cell office:value-type="string" table:style-name="ce6">
            <text:p>Trouver des idées</text:p>
          </table:table-cell>
          <table:table-cell table:style-name="ce4"/>
          <table:table-cell office:value-type="string" table:style-name="ce7">
            <text:p>Commun</text:p>
          </table:table-cell>
          <table:table-cell table:number-columns-repeated="3" table:style-name="ce4"/>
          <table:covered-table-cell/>
          <table:table-cell table:number-columns-repeated="10" table:style-name="ce4"/>
          <table:table-cell table:number-columns-repeated="16367"/>
        </table:table-row>
        <table:table-row table:style-name="ro2">
          <table:table-cell office:value-type="string" table:style-name="ce6">
            <text:p>Trier les idées</text:p>
          </table:table-cell>
          <table:table-cell table:style-name="ce4"/>
          <table:table-cell office:value-type="string" table:style-name="ce7">
            <text:p>Commun</text:p>
          </table:table-cell>
          <table:table-cell table:number-columns-repeated="3" table:style-name="ce4"/>
          <table:covered-table-cell/>
          <table:table-cell table:number-columns-repeated="10" table:style-name="ce4"/>
          <table:table-cell table:number-columns-repeated="16367"/>
        </table:table-row>
        <table:table-row table:style-name="ro2">
          <table:table-cell office:value-type="string" table:style-name="ce6">
            <text:p>Ecrire les règles du jeu</text:p>
          </table:table-cell>
          <table:table-cell table:number-columns-repeated="2" table:style-name="ce4"/>
          <table:table-cell office:value-type="string" table:style-name="ce7">
            <text:p>Commun</text:p>
          </table:table-cell>
          <table:table-cell office:value-type="string" table:style-name="ce7">
            <text:p>Commun</text:p>
          </table:table-cell>
          <table:table-cell table:style-name="ce4"/>
          <table:covered-table-cell/>
          <table:table-cell table:number-columns-repeated="10" table:style-name="ce4"/>
          <table:table-cell table:number-columns-repeated="16367"/>
        </table:table-row>
        <table:table-row table:style-name="ro2">
          <table:table-cell office:value-type="string" table:style-name="ce6">
            <text:p>Demarrer/finir une partie</text:p>
          </table:table-cell>
          <table:table-cell table:style-name="ce4"/>
          <table:table-cell office:value-type="string" table:style-name="ce7">
            <text:p>Commun</text:p>
          </table:table-cell>
          <table:table-cell table:number-columns-repeated="3" table:style-name="ce4"/>
          <table:covered-table-cell/>
          <table:table-cell table:number-columns-repeated="10" table:style-name="ce4"/>
          <table:table-cell table:number-columns-repeated="16367"/>
        </table:table-row>
        <table:table-row table:style-name="ro2">
          <table:table-cell office:value-type="string" table:style-name="ce6">
            <text:p>Création de l'échéancier</text:p>
          </table:table-cell>
          <table:table-cell table:number-columns-repeated="2" table:style-name="ce4"/>
          <table:table-cell office:value-type="string" table:style-name="ce7">
            <text:p>Commun</text:p>
          </table:table-cell>
          <table:table-cell table:number-columns-repeated="2" table:style-name="ce4"/>
          <table:covered-table-cell/>
          <table:table-cell table:number-columns-repeated="10" table:style-name="ce4"/>
          <table:table-cell table:number-columns-repeated="16367"/>
        </table:table-row>
        <table:table-row table:style-name="ro2">
          <table:table-cell office:value-type="string" table:style-name="ce6">
            <text:p>Generation des briques</text:p>
          </table:table-cell>
          <table:table-cell table:style-name="ce4"/>
          <table:table-cell office:value-type="string" table:style-name="ce7">
            <text:p>Jeremy</text:p>
          </table:table-cell>
          <table:table-cell table:number-columns-repeated="3" table:style-name="ce4"/>
          <table:covered-table-cell/>
          <table:table-cell table:number-columns-repeated="10" table:style-name="ce4"/>
          <table:table-cell table:number-columns-repeated="16367"/>
        </table:table-row>
        <table:table-row table:style-name="ro2">
          <table:table-cell office:value-type="string" table:style-name="ce6">
            <text:p>Programmer la base du jeu</text:p>
          </table:table-cell>
          <table:table-cell table:style-name="ce4"/>
          <table:table-cell office:value-type="string" table:style-name="ce7">
            <text:p>Commun</text:p>
          </table:table-cell>
          <table:table-cell table:number-columns-repeated="3" table:style-name="ce4"/>
          <table:covered-table-cell/>
          <table:table-cell table:number-columns-repeated="10" table:style-name="ce4"/>
          <table:table-cell table:number-columns-repeated="16367"/>
        </table:table-row>
        <table:table-row table:style-name="ro2">
          <table:table-cell office:value-type="string" table:style-name="ce6">
            <text:p>Gerer les collisions</text:p>
          </table:table-cell>
          <table:table-cell table:number-columns-repeated="3" table:style-name="ce4"/>
          <table:table-cell office:value-type="string" table:style-name="ce7">
            <text:p>Jeremy</text:p>
          </table:table-cell>
          <table:table-cell office:value-type="string" table:style-name="ce7">
            <text:p>Jeremy</text:p>
          </table:table-cell>
          <table:covered-table-cell/>
          <table:table-cell office:value-type="string" table:style-name="ce7">
            <text:p>Jeremy</text:p>
          </table:table-cell>
          <table:table-cell table:number-columns-repeated="9" table:style-name="ce4"/>
          <table:table-cell table:number-columns-repeated="16367"/>
        </table:table-row>
        <table:table-row table:style-name="ro2">
          <table:table-cell office:value-type="string" table:style-name="ce6">
            <text:p>Gerer les boutons</text:p>
          </table:table-cell>
          <table:table-cell table:style-name="ce4"/>
          <table:table-cell office:value-type="string" table:style-name="ce7">
            <text:p>Ugo</text:p>
          </table:table-cell>
          <table:table-cell office:value-type="string" table:style-name="ce7">
            <text:p>Ugo</text:p>
          </table:table-cell>
          <table:table-cell table:style-name="ce1"/>
          <table:table-cell table:style-name="ce4"/>
          <table:covered-table-cell/>
          <table:table-cell table:number-columns-repeated="10" table:style-name="ce4"/>
          <table:table-cell table:number-columns-repeated="16367"/>
        </table:table-row>
        <table:table-row table:style-name="ro2">
          <table:table-cell office:value-type="string" table:style-name="ce9">
            <text:p>Adapter le jeu à pygame</text:p>
          </table:table-cell>
          <table:table-cell table:number-columns-repeated="3" table:style-name="ce9"/>
          <table:table-cell office:value-type="string" table:style-name="ce9">
            <text:p>Commun</text:p>
          </table:table-cell>
          <table:table-cell office:value-type="string" table:style-name="ce9">
            <text:p>Commun</text:p>
          </table:table-cell>
          <table:covered-table-cell/>
          <table:table-cell table:number-columns-repeated="10" table:style-name="ce9"/>
          <table:table-cell table:number-columns-repeated="16367"/>
        </table:table-row>
        <table:table-row table:style-name="ro2">
          <table:table-cell office:value-type="string" table:style-name="ce4">
            <text:p>Affichage du score</text:p>
          </table:table-cell>
          <table:table-cell table:number-columns-repeated="5" table:style-name="ce4"/>
          <table:covered-table-cell/>
          <table:table-cell office:value-type="string" table:style-name="ce8">
            <text:p>Jeremy</text:p>
          </table:table-cell>
          <table:table-cell table:number-columns-repeated="9" table:style-name="ce4"/>
          <table:table-cell table:number-columns-repeated="16367"/>
        </table:table-row>
        <table:table-row table:style-name="ro2">
          <table:table-cell office:value-type="string" table:style-name="ce6">
            <text:p>Affichage du gagnant</text:p>
          </table:table-cell>
          <table:table-cell table:number-columns-repeated="2" table:style-name="ce4"/>
          <table:table-cell office:value-type="string" table:style-name="ce7">
            <text:p>Ugo</text:p>
          </table:table-cell>
          <table:table-cell office:value-type="string" table:style-name="ce7">
            <text:p>Ugo</text:p>
          </table:table-cell>
          <table:table-cell table:style-name="ce4"/>
          <table:covered-table-cell/>
          <table:table-cell table:number-columns-repeated="10" table:style-name="ce4"/>
          <table:table-cell table:number-columns-repeated="16367"/>
        </table:table-row>
        <table:table-row table:style-name="ro2">
          <table:table-cell office:value-type="string" table:style-name="ce4">
            <text:p>Trajectoire/vitesse de la balle</text:p>
          </table:table-cell>
          <table:table-cell table:number-columns-repeated="2" table:style-name="ce4"/>
          <table:table-cell office:value-type="string" table:style-name="ce7">
            <text:p>Commun</text:p>
          </table:table-cell>
          <table:table-cell office:value-type="string" table:style-name="ce7">
            <text:p>Commun</text:p>
          </table:table-cell>
          <table:table-cell office:value-type="string" table:style-name="ce7">
            <text:p>Commun</text:p>
          </table:table-cell>
          <table:covered-table-cell/>
          <table:table-cell office:value-type="string" table:style-name="ce7">
            <text:p>Ugo</text:p>
          </table:table-cell>
          <table:table-cell office:value-type="string" table:style-name="ce7">
            <text:p>Ugo</text:p>
          </table:table-cell>
          <table:table-cell table:number-columns-repeated="8" table:style-name="ce4"/>
          <table:table-cell table:number-columns-repeated="16367"/>
        </table:table-row>
        <table:table-row table:number-rows-repeated="4" table:style-name="ro2">
          <table:table-cell table:number-columns-repeated="6" table:style-name="ce4"/>
          <table:covered-table-cell/>
          <table:table-cell table:number-columns-repeated="10" table:style-name="ce4"/>
          <table:table-cell table:number-columns-repeated="16367"/>
        </table:table-row>
        <table:table-row table:style-name="ro2">
          <table:table-cell office:value-type="string" table:style-name="ce4">
            <text:p>Fonctions supplémentaires</text:p>
          </table:table-cell>
          <table:table-cell table:number-columns-repeated="5" table:style-name="ce4"/>
          <table:covered-table-cell/>
          <table:table-cell table:number-columns-repeated="3" table:style-name="ce4"/>
          <table:table-cell table:number-columns-repeated="4" table:style-name="ce10"/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string" table:style-name="ce6">
            <text:p>Choisir le support pour l'oral</text:p>
          </table:table-cell>
          <table:table-cell table:number-columns-repeated="5" table:style-name="ce4"/>
          <table:covered-table-cell/>
          <table:table-cell table:style-name="ce4"/>
          <table:table-cell office:value-type="string" table:style-name="ce7">
            <text:p>Commun</text:p>
          </table:table-cell>
          <table:table-cell table:number-columns-repeated="8" table:style-name="ce4"/>
          <table:table-cell table:number-columns-repeated="16367"/>
        </table:table-row>
        <table:table-row table:style-name="ro2">
          <table:table-cell office:value-type="string" table:style-name="ce6">
            <text:p>Faire le plan du dossier</text:p>
          </table:table-cell>
          <table:table-cell table:number-columns-repeated="4" table:style-name="ce4"/>
          <table:table-cell office:value-type="string" table:style-name="ce7">
            <text:p>Commun</text:p>
          </table:table-cell>
          <table:covered-table-cell/>
          <table:table-cell table:number-columns-repeated="9" table:style-name="ce4"/>
          <table:table-cell table:style-name="ce4">
            <draw:custom-shape svg:x="0.26299in" svg:y="0.05in" svg:width="0.3811in" svg:height="0.4126in" draw:z-index="1" draw:id="id0" draw:style-name="a2" draw:name="Forme libre 1">
              <svg:title/>
              <svg:desc/>
              <text:p text:style-name="a1" text:class-names="" text:cond-style-name=""><text:span text:style-name="a0" text:class-names="">Fin</text:span></text:p>
              <draw:enhanced-geometry xmlns:dr3d="urn:oasis:names:tc:opendocument:xmlns:dr3d:1.0" draw:path-stretchpoint-x="21600" draw:path-stretchpoint-y="21600" draw:type="non-primitive" svg:viewBox="0 0 21600 21600" draw:enhanced-path="M ?f18 ?f22 A ?f227 ?f228 ?f229 ?f230 ?f18 ?f22 ?f224 ?f226  W ?f231 ?f232 ?f233 ?f234 ?f18 ?f22 ?f224 ?f226 A ?f274 ?f275 ?f276 ?f277 ?f224 ?f226 ?f271 ?f273  W ?f278 ?f279 ?f280 ?f281 ?f224 ?f226 ?f271 ?f273 L ?f12 ?f31 ?f12 ?f18 A ?f321 ?f322 ?f323 ?f324 ?f12 ?f18 ?f318 ?f320  W ?f325 ?f326 ?f327 ?f328 ?f12 ?f18 ?f318 ?f320 L ?f25 ?f11 A ?f368 ?f369 ?f370 ?f371 ?f25 ?f11 ?f365 ?f367  W ?f372 ?f373 ?f374 ?f375 ?f25 ?f11 ?f365 ?f367 A ?f415 ?f416 ?f417 ?f418 ?f365 ?f367 ?f412 ?f414  W ?f419 ?f420 ?f421 ?f422 ?f365 ?f367 ?f412 ?f414 L ?f26 ?f12 ?f26 ?f30 A ?f462 ?f463 ?f464 ?f465 ?f26 ?f30 ?f459 ?f461  W ?f466 ?f467 ?f468 ?f469 ?f26 ?f30 ?f459 ?f461 Z N M ?f19 ?f18 A ?f509 ?f510 ?f511 ?f512 ?f19 ?f18 ?f506 ?f508  W ?f513 ?f514 ?f515 ?f516 ?f19 ?f18 ?f506 ?f508 A ?f556 ?f557 ?f558 ?f559 ?f506 ?f508 ?f553 ?f555  W ?f560 ?f561 ?f562 ?f563 ?f506 ?f508 ?f553 ?f555 A ?f603 ?f604 ?f605 ?f606 ?f553 ?f555 ?f600 ?f602  W ?f607 ?f608 ?f609 ?f610 ?f553 ?f555 ?f600 ?f602 Z N M ?f12 ?f30 A ?f650 ?f651 ?f652 ?f653 ?f12 ?f30 ?f647 ?f649  W ?f654 ?f655 ?f656 ?f657 ?f12 ?f30 ?f647 ?f649 A ?f666 ?f667 ?f668 ?f669 ?f647 ?f649 ?f664 ?f665  W ?f670 ?f671 ?f672 ?f673 ?f647 ?f649 ?f664 ?f665 A ?f682 ?f683 ?f684 ?f685 ?f664 ?f665 ?f680 ?f681  W ?f686 ?f687 ?f688 ?f689 ?f664 ?f665 ?f680 ?f681 A ?f729 ?f730 ?f731 ?f732 ?f680 ?f681 ?f726 ?f728  W ?f733 ?f734 ?f735 ?f736 ?f680 ?f681 ?f726 ?f728 A ?f776 ?f777 ?f778 ?f779 ?f726 ?f728 ?f773 ?f775  W ?f780 ?f781 ?f782 ?f783 ?f726 ?f728 ?f773 ?f775 Z N M ?f23 ?f11 A ?f823 ?f824 ?f825 ?f826 ?f23 ?f11 ?f820 ?f822  W ?f827 ?f828 ?f829 ?f830 ?f23 ?f11 ?f820 ?f822 N M ?f12 ?f31 L ?f12 ?f30 N M ?f23 ?f12 L ?f25 ?f12 N" draw:text-areas="?f12 ?f12 ?f26 ?f31" draw:modifiers="270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$0"/>
                <draw:equation draw:name="f13" draw:formula="0 - ?f2"/>
                <draw:equation draw:name="f14" draw:formula="?f8 / 21600"/>
                <draw:equation draw:name="f15" draw:formula="?f7 / 21600"/>
                <draw:equation draw:name="f16" draw:formula="21600 * ?f8"/>
                <draw:equation draw:name="f17" draw:formula="21600 * ?f7"/>
                <draw:equation draw:name="f18" draw:formula="?f12 / 2"/>
                <draw:equation draw:name="f19" draw:formula="?f12 * 2"/>
                <draw:equation draw:name="f20" draw:formula="min(?f15, ?f14)"/>
                <draw:equation draw:name="f21" draw:formula="?f16 / ?f9"/>
                <draw:equation draw:name="f22" draw:formula="?f17 / ?f9"/>
                <draw:equation draw:name="f23" draw:formula="?f12 + ?f18"/>
                <draw:equation draw:name="f24" draw:formula="?f18 / 2"/>
                <draw:equation draw:name="f25" draw:formula="?f21 - ?f18"/>
                <draw:equation draw:name="f26" draw:formula="?f21 - ?f12"/>
                <draw:equation draw:name="f27" draw:formula="?f21 - ?f23"/>
                <draw:equation draw:name="f28" draw:formula="?f12 + ?f24"/>
                <draw:equation draw:name="f29" draw:formula="?f18 + ?f24"/>
                <draw:equation draw:name="f30" draw:formula="?f22 - ?f18"/>
                <draw:equation draw:name="f31" draw:formula="?f22 - ?f12"/>
                <draw:equation draw:name="f32" draw:formula="?f11 * ?f20"/>
                <draw:equation draw:name="f33" draw:formula="?f12 * ?f20"/>
                <draw:equation draw:name="f34" draw:formula="?f18 * ?f20"/>
                <draw:equation draw:name="f35" draw:formula="?f22 * ?f20"/>
                <draw:equation draw:name="f36" draw:formula="?f23 * ?f20"/>
                <draw:equation draw:name="f37" draw:formula="?f21 * ?f20"/>
                <draw:equation draw:name="f38" draw:formula="?f19 * ?f20"/>
                <draw:equation draw:name="f39" draw:formula="?f22 - ?f29"/>
                <draw:equation draw:name="f40" draw:formula="?f26 * ?f20"/>
                <draw:equation draw:name="f41" draw:formula="?f31 * ?f20"/>
                <draw:equation draw:name="f42" draw:formula="?f30 * ?f20"/>
                <draw:equation draw:name="f43" draw:formula="?f32 - ?f34"/>
                <draw:equation draw:name="f44" draw:formula="?f34 - ?f32"/>
                <draw:equation draw:name="f45" draw:formula="?f36 - ?f33"/>
                <draw:equation draw:name="f46" draw:formula="?f25 * ?f20"/>
                <draw:equation draw:name="f47" draw:formula="?f33 - ?f34"/>
                <draw:equation draw:name="f48" draw:formula="?f27 * ?f20"/>
                <draw:equation draw:name="f49" draw:formula="?f36 - ?f38"/>
                <draw:equation draw:name="f50" draw:formula="?f28 * ?f20"/>
                <draw:equation draw:name="f51" draw:formula="?f29 * ?f20"/>
                <draw:equation draw:name="f52" draw:formula="?f34 - ?f33"/>
                <draw:equation draw:name="f53" draw:formula="?f38 - ?f36"/>
                <draw:equation draw:name="f54" draw:formula="?f42 - ?f35"/>
                <draw:equation draw:name="f55" draw:formula="abs(?f43)"/>
                <draw:equation draw:name="f56" draw:formula="if(?f43, ?f13, ?f2)"/>
                <draw:equation draw:name="f57" draw:formula="if(?f43, ?f2, ?f13)"/>
                <draw:equation draw:name="f58" draw:formula="if(?f43, ?f0, ?f2)"/>
                <draw:equation draw:name="f59" draw:formula="if(?f43, ?f2, ?f0)"/>
                <draw:equation draw:name="f60" draw:formula="?f41 - ?f42"/>
                <draw:equation draw:name="f61" draw:formula="abs(?f44)"/>
                <draw:equation draw:name="f62" draw:formula="if(?f44, ?f13, ?f2)"/>
                <draw:equation draw:name="f63" draw:formula="if(?f44, ?f2, ?f13)"/>
                <draw:equation draw:name="f64" draw:formula="abs(?f45)"/>
                <draw:equation draw:name="f65" draw:formula="if(?f45, ?f13, ?f2)"/>
                <draw:equation draw:name="f66" draw:formula="if(?f45, ?f2, ?f13)"/>
                <draw:equation draw:name="f67" draw:formula="if(?f43, 0, ?f1)"/>
                <draw:equation draw:name="f68" draw:formula="if(?f43, ?f1, 0)"/>
                <draw:equation draw:name="f69" draw:formula="?f37 - ?f46"/>
                <draw:equation draw:name="f70" draw:formula="?f46 - ?f37"/>
                <draw:equation draw:name="f71" draw:formula="abs(?f47)"/>
                <draw:equation draw:name="f72" draw:formula="if(?f47, 0, ?f1)"/>
                <draw:equation draw:name="f73" draw:formula="if(?f47, ?f1, 0)"/>
                <draw:equation draw:name="f74" draw:formula="?f48 - ?f40"/>
                <draw:equation draw:name="f75" draw:formula="?f35 - ?f42"/>
                <draw:equation draw:name="f76" draw:formula="abs(?f49)"/>
                <draw:equation draw:name="f77" draw:formula="if(?f49, ?f13, ?f2)"/>
                <draw:equation draw:name="f78" draw:formula="if(?f49, ?f2, ?f13)"/>
                <draw:equation draw:name="f79" draw:formula="?f50 - ?f36"/>
                <draw:equation draw:name="f80" draw:formula="?f51 - ?f33"/>
                <draw:equation draw:name="f81" draw:formula="?f36 - ?f50"/>
                <draw:equation draw:name="f82" draw:formula="?f34 - ?f51"/>
                <draw:equation draw:name="f83" draw:formula="abs(?f52)"/>
                <draw:equation draw:name="f84" draw:formula="if(?f52, ?f13, ?f2)"/>
                <draw:equation draw:name="f85" draw:formula="if(?f52, ?f2, ?f13)"/>
                <draw:equation draw:name="f86" draw:formula="?f39 * ?f20"/>
                <draw:equation draw:name="f87" draw:formula="?f51 - ?f34"/>
                <draw:equation draw:name="f88" draw:formula="abs(?f53)"/>
                <draw:equation draw:name="f89" draw:formula="if(?f53, ?f13, ?f2)"/>
                <draw:equation draw:name="f90" draw:formula="if(?f53, ?f2, ?f13)"/>
                <draw:equation draw:name="f91" draw:formula="if(?f53, ?f0, ?f2)"/>
                <draw:equation draw:name="f92" draw:formula="if(?f53, ?f2, ?f0)"/>
                <draw:equation draw:name="f93" draw:formula="abs(?f54)"/>
                <draw:equation draw:name="f94" draw:formula="if(?f43, ?f59, ?f58)"/>
                <draw:equation draw:name="f95" draw:formula="if(?f43, ?f58, ?f59)"/>
                <draw:equation draw:name="f96" draw:formula="if(?f54, ?f57, ?f56)"/>
                <draw:equation draw:name="f97" draw:formula="abs(?f60)"/>
                <draw:equation draw:name="f98" draw:formula="if(?f60, 0, ?f1)"/>
                <draw:equation draw:name="f99" draw:formula="if(?f60, ?f1, 0)"/>
                <draw:equation draw:name="f100" draw:formula="if(?f60, ?f62, ?f63)"/>
                <draw:equation draw:name="f101" draw:formula="if(?f45, ?f68, ?f67)"/>
                <draw:equation draw:name="f102" draw:formula="if(?f45, ?f67, ?f68)"/>
                <draw:equation draw:name="f103" draw:formula="if(?f43, ?f65, ?f66)"/>
                <draw:equation draw:name="f104" draw:formula="abs(?f69)"/>
                <draw:equation draw:name="f105" draw:formula="if(?f69, ?f13, ?f2)"/>
                <draw:equation draw:name="f106" draw:formula="if(?f69, ?f2, ?f13)"/>
                <draw:equation draw:name="f107" draw:formula="if(?f69, ?f0, ?f2)"/>
                <draw:equation draw:name="f108" draw:formula="if(?f69, ?f2, ?f0)"/>
                <draw:equation draw:name="f109" draw:formula="abs(?f70)"/>
                <draw:equation draw:name="f110" draw:formula="if(?f70, ?f13, ?f2)"/>
                <draw:equation draw:name="f111" draw:formula="if(?f70, ?f2, ?f13)"/>
                <draw:equation draw:name="f112" draw:formula="if(?f70, ?f73, ?f72)"/>
                <draw:equation draw:name="f113" draw:formula="if(?f70, ?f72, ?f73)"/>
                <draw:equation draw:name="f114" draw:formula="abs(?f74)"/>
                <draw:equation draw:name="f115" draw:formula="abs(?f75)"/>
                <draw:equation draw:name="f116" draw:formula="if(?f74, ?f13, ?f2)"/>
                <draw:equation draw:name="f117" draw:formula="if(?f74, ?f2, ?f13)"/>
                <draw:equation draw:name="f118" draw:formula="if(?f75, 0, ?f1)"/>
                <draw:equation draw:name="f119" draw:formula="if(?f75, ?f1, 0)"/>
                <draw:equation draw:name="f120" draw:formula="if(?f49, ?f73, ?f72)"/>
                <draw:equation draw:name="f121" draw:formula="if(?f49, ?f72, ?f73)"/>
                <draw:equation draw:name="f122" draw:formula="if(?f47, ?f77, ?f78)"/>
                <draw:equation draw:name="f123" draw:formula="abs(?f79)"/>
                <draw:equation draw:name="f124" draw:formula="abs(?f80)"/>
                <draw:equation draw:name="f125" draw:formula="if(?f79, ?f13, ?f2)"/>
                <draw:equation draw:name="f126" draw:formula="if(?f79, ?f2, ?f13)"/>
                <draw:equation draw:name="f127" draw:formula="if(?f79, ?f0, ?f2)"/>
                <draw:equation draw:name="f128" draw:formula="if(?f79, ?f2, ?f0)"/>
                <draw:equation draw:name="f129" draw:formula="abs(?f81)"/>
                <draw:equation draw:name="f130" draw:formula="abs(?f82)"/>
                <draw:equation draw:name="f131" draw:formula="if(?f81, ?f13, ?f2)"/>
                <draw:equation draw:name="f132" draw:formula="if(?f81, ?f2, ?f13)"/>
                <draw:equation draw:name="f133" draw:formula="if(?f82, 0, ?f1)"/>
                <draw:equation draw:name="f134" draw:formula="if(?f82, ?f1, 0)"/>
                <draw:equation draw:name="f135" draw:formula="if(?f75, ?f84, ?f85)"/>
                <draw:equation draw:name="f136" draw:formula="?f86 - ?f41"/>
                <draw:equation draw:name="f137" draw:formula="abs(?f87)"/>
                <draw:equation draw:name="f138" draw:formula="if(?f87, ?f13, ?f2)"/>
                <draw:equation draw:name="f139" draw:formula="if(?f87, ?f2, ?f13)"/>
                <draw:equation draw:name="f140" draw:formula="if(?f87, ?f0, ?f2)"/>
                <draw:equation draw:name="f141" draw:formula="if(?f87, ?f2, ?f0)"/>
                <draw:equation draw:name="f142" draw:formula="?f42 - ?f86"/>
                <draw:equation draw:name="f143" draw:formula="if(?f82, ?f13, ?f2)"/>
                <draw:equation draw:name="f144" draw:formula="if(?f82, ?f2, ?f13)"/>
                <draw:equation draw:name="f145" draw:formula="if(?f53, ?f92, ?f91)"/>
                <draw:equation draw:name="f146" draw:formula="if(?f53, ?f91, ?f92)"/>
                <draw:equation draw:name="f147" draw:formula="if(?f44, ?f90, ?f89)"/>
                <draw:equation draw:name="f148" draw:formula="if(?f54, ?f95, ?f94)"/>
                <draw:equation draw:name="f149" draw:formula="if(?f44, ?f99, ?f98)"/>
                <draw:equation draw:name="f150" draw:formula="if(?f44, ?f98, ?f99)"/>
                <draw:equation draw:name="f151" draw:formula="if(?f43, ?f101, ?f102)"/>
                <draw:equation draw:name="f152" draw:formula="if(?f69, ?f108, ?f107)"/>
                <draw:equation draw:name="f153" draw:formula="if(?f69, ?f107, ?f108)"/>
                <draw:equation draw:name="f154" draw:formula="if(?f44, ?f106, ?f105)"/>
                <draw:equation draw:name="f155" draw:formula="if(?f47, ?f112, ?f113)"/>
                <draw:equation draw:name="f156" draw:formula="if(?f47, ?f110, ?f111)"/>
                <draw:equation draw:name="f157" draw:formula="if(?f74, ?f119, ?f118)"/>
                <draw:equation draw:name="f158" draw:formula="if(?f74, ?f118, ?f119)"/>
                <draw:equation draw:name="f159" draw:formula="if(?f75, ?f116, ?f117)"/>
                <draw:equation draw:name="f160" draw:formula="if(?f47, ?f120, ?f121)"/>
                <draw:equation draw:name="f161" draw:formula="if(?f79, ?f128, ?f127)"/>
                <draw:equation draw:name="f162" draw:formula="if(?f79, ?f127, ?f128)"/>
                <draw:equation draw:name="f163" draw:formula="if(?f80, ?f126, ?f125)"/>
                <draw:equation draw:name="f164" draw:formula="if(?f81, ?f134, ?f133)"/>
                <draw:equation draw:name="f165" draw:formula="if(?f81, ?f133, ?f134)"/>
                <draw:equation draw:name="f166" draw:formula="if(?f82, ?f131, ?f132)"/>
                <draw:equation draw:name="f167" draw:formula="if(?f52, ?f119, ?f118)"/>
                <draw:equation draw:name="f168" draw:formula="if(?f52, ?f118, ?f119)"/>
                <draw:equation draw:name="f169" draw:formula="abs(?f136)"/>
                <draw:equation draw:name="f170" draw:formula="if(?f87, ?f141, ?f140)"/>
                <draw:equation draw:name="f171" draw:formula="if(?f87, ?f140, ?f141)"/>
                <draw:equation draw:name="f172" draw:formula="if(?f136, ?f139, ?f138)"/>
                <draw:equation draw:name="f173" draw:formula="abs(?f142)"/>
                <draw:equation draw:name="f174" draw:formula="if(?f142, 0, ?f1)"/>
                <draw:equation draw:name="f175" draw:formula="if(?f142, ?f1, 0)"/>
                <draw:equation draw:name="f176" draw:formula="if(?f142, ?f143, ?f144)"/>
                <draw:equation draw:name="f177" draw:formula="if(?f44, ?f146, ?f145)"/>
                <draw:equation draw:name="f178" draw:formula="if(?f60, ?f149, ?f150)"/>
                <draw:equation draw:name="f179" draw:formula="if(?f44, ?f153, ?f152)"/>
                <draw:equation draw:name="f180" draw:formula="if(?f75, ?f157, ?f158)"/>
                <draw:equation draw:name="f181" draw:formula="if(?f80, ?f162, ?f161)"/>
                <draw:equation draw:name="f182" draw:formula="if(?f82, ?f164, ?f165)"/>
                <draw:equation draw:name="f183" draw:formula="if(?f75, ?f167, ?f168)"/>
                <draw:equation draw:name="f184" draw:formula="if(?f136, ?f171, ?f170)"/>
                <draw:equation draw:name="f185" draw:formula="if(?f82, ?f175, ?f174)"/>
                <draw:equation draw:name="f186" draw:formula="if(?f82, ?f174, ?f175)"/>
                <draw:equation draw:name="f187" draw:formula="if(?f142, ?f185, ?f186)"/>
                <draw:equation draw:name="f188" draw:formula="21550000 - ?f96"/>
                <draw:equation draw:name="f189" draw:formula="if(?f188, ?f96, 21550000)"/>
                <draw:equation draw:name="f190" draw:formula="-21550000 - ?f189"/>
                <draw:equation draw:name="f191" draw:formula="if(?f190, -21550000, ?f189)"/>
                <draw:equation draw:name="f192" draw:formula="?f148 + ?f191"/>
                <draw:equation draw:name="f193" draw:formula="?f148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55"/>
                <draw:equation draw:name="f199" draw:formula="sin(?f195)"/>
                <draw:equation draw:name="f200" draw:formula="0 - ?f199"/>
                <draw:equation draw:name="f201" draw:formula="?f200 * ?f93"/>
                <draw:equation draw:name="f202" draw:formula="sqrt(?f198 * ?f198 + ?f201 * ?f201 + 0 * 0)"/>
                <draw:equation draw:name="f203" draw:formula="?f55 * ?f93 / ?f202"/>
                <draw:equation draw:name="f204" draw:formula="?f200 * ?f203"/>
                <draw:equation draw:name="f205" draw:formula="?f18 - ?f204"/>
                <draw:equation draw:name="f206" draw:formula="?f197 * ?f203"/>
                <draw:equation draw:name="f207" draw:formula="?f22 - ?f206"/>
                <draw:equation draw:name="f208" draw:formula="?f205 - ?f55"/>
                <draw:equation draw:name="f209" draw:formula="?f207 - ?f93"/>
                <draw:equation draw:name="f210" draw:formula="?f205 + ?f55"/>
                <draw:equation draw:name="f211" draw:formula="?f207 + ?f93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55"/>
                <draw:equation draw:name="f218" draw:formula="sin(?f214)"/>
                <draw:equation draw:name="f219" draw:formula="0 - ?f218"/>
                <draw:equation draw:name="f220" draw:formula="?f219 * ?f93"/>
                <draw:equation draw:name="f221" draw:formula="sqrt(?f217 * ?f217 + ?f220 * ?f220 + 0 * 0)"/>
                <draw:equation draw:name="f222" draw:formula="?f55 * ?f93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18, ?f208)"/>
                <draw:equation draw:name="f228" draw:formula="if(?f191, ?f22, ?f209)"/>
                <draw:equation draw:name="f229" draw:formula="if(?f191, ?f18, ?f210)"/>
                <draw:equation draw:name="f230" draw:formula="if(?f191, ?f22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100"/>
                <draw:equation draw:name="f236" draw:formula="if(?f235, ?f100, 21550000)"/>
                <draw:equation draw:name="f237" draw:formula="-21550000 - ?f236"/>
                <draw:equation draw:name="f238" draw:formula="if(?f237, -21550000, ?f236)"/>
                <draw:equation draw:name="f239" draw:formula="?f178 + ?f238"/>
                <draw:equation draw:name="f240" draw:formula="?f178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61"/>
                <draw:equation draw:name="f246" draw:formula="sin(?f242)"/>
                <draw:equation draw:name="f247" draw:formula="0 - ?f246"/>
                <draw:equation draw:name="f248" draw:formula="?f247 * ?f97"/>
                <draw:equation draw:name="f249" draw:formula="sqrt(?f245 * ?f245 + ?f248 * ?f248 + 0 * 0)"/>
                <draw:equation draw:name="f250" draw:formula="?f61 * ?f97 / ?f249"/>
                <draw:equation draw:name="f251" draw:formula="?f247 * ?f250"/>
                <draw:equation draw:name="f252" draw:formula="?f224 - ?f251"/>
                <draw:equation draw:name="f253" draw:formula="?f244 * ?f250"/>
                <draw:equation draw:name="f254" draw:formula="?f226 - ?f253"/>
                <draw:equation draw:name="f255" draw:formula="?f252 - ?f61"/>
                <draw:equation draw:name="f256" draw:formula="?f254 - ?f97"/>
                <draw:equation draw:name="f257" draw:formula="?f252 + ?f61"/>
                <draw:equation draw:name="f258" draw:formula="?f254 + ?f97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61"/>
                <draw:equation draw:name="f265" draw:formula="sin(?f261)"/>
                <draw:equation draw:name="f266" draw:formula="0 - ?f265"/>
                <draw:equation draw:name="f267" draw:formula="?f266 * ?f97"/>
                <draw:equation draw:name="f268" draw:formula="sqrt(?f264 * ?f264 + ?f267 * ?f267 + 0 * 0)"/>
                <draw:equation draw:name="f269" draw:formula="?f61 * ?f97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24, ?f255)"/>
                <draw:equation draw:name="f275" draw:formula="if(?f238, ?f226, ?f256)"/>
                <draw:equation draw:name="f276" draw:formula="if(?f238, ?f224, ?f257)"/>
                <draw:equation draw:name="f277" draw:formula="if(?f238, ?f22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  <draw:equation draw:name="f282" draw:formula="21550000 - ?f103"/>
                <draw:equation draw:name="f283" draw:formula="if(?f282, ?f103, 21550000)"/>
                <draw:equation draw:name="f284" draw:formula="-21550000 - ?f283"/>
                <draw:equation draw:name="f285" draw:formula="if(?f284, -21550000, ?f283)"/>
                <draw:equation draw:name="f286" draw:formula="?f151 + ?f285"/>
                <draw:equation draw:name="f287" draw:formula="?f151 + ?f2"/>
                <draw:equation draw:name="f288" draw:formula="?f287 * ?f10 / ?f1"/>
                <draw:equation draw:name="f289" draw:formula="0 - ?f288"/>
                <draw:equation draw:name="f290" draw:formula="cos(?f289)"/>
                <draw:equation draw:name="f291" draw:formula="0 - ?f290"/>
                <draw:equation draw:name="f292" draw:formula="?f291 * ?f64"/>
                <draw:equation draw:name="f293" draw:formula="sin(?f289)"/>
                <draw:equation draw:name="f294" draw:formula="0 - ?f293"/>
                <draw:equation draw:name="f295" draw:formula="?f294 * ?f55"/>
                <draw:equation draw:name="f296" draw:formula="sqrt(?f292 * ?f292 + ?f295 * ?f295 + 0 * 0)"/>
                <draw:equation draw:name="f297" draw:formula="?f64 * ?f55 / ?f296"/>
                <draw:equation draw:name="f298" draw:formula="?f294 * ?f297"/>
                <draw:equation draw:name="f299" draw:formula="?f12 - ?f298"/>
                <draw:equation draw:name="f300" draw:formula="?f291 * ?f297"/>
                <draw:equation draw:name="f301" draw:formula="?f18 - ?f300"/>
                <draw:equation draw:name="f302" draw:formula="?f299 - ?f64"/>
                <draw:equation draw:name="f303" draw:formula="?f301 - ?f55"/>
                <draw:equation draw:name="f304" draw:formula="?f299 + ?f64"/>
                <draw:equation draw:name="f305" draw:formula="?f301 + ?f55"/>
                <draw:equation draw:name="f306" draw:formula="?f286 + ?f2"/>
                <draw:equation draw:name="f307" draw:formula="?f306 * ?f10 / ?f1"/>
                <draw:equation draw:name="f308" draw:formula="0 - ?f307"/>
                <draw:equation draw:name="f309" draw:formula="cos(?f308)"/>
                <draw:equation draw:name="f310" draw:formula="0 - ?f309"/>
                <draw:equation draw:name="f311" draw:formula="?f310 * ?f64"/>
                <draw:equation draw:name="f312" draw:formula="sin(?f308)"/>
                <draw:equation draw:name="f313" draw:formula="0 - ?f312"/>
                <draw:equation draw:name="f314" draw:formula="?f313 * ?f55"/>
                <draw:equation draw:name="f315" draw:formula="sqrt(?f311 * ?f311 + ?f314 * ?f314 + 0 * 0)"/>
                <draw:equation draw:name="f316" draw:formula="?f64 * ?f55 / ?f315"/>
                <draw:equation draw:name="f317" draw:formula="?f313 * ?f316"/>
                <draw:equation draw:name="f318" draw:formula="?f299 + ?f317"/>
                <draw:equation draw:name="f319" draw:formula="?f310 * ?f316"/>
                <draw:equation draw:name="f320" draw:formula="?f301 + ?f319"/>
                <draw:equation draw:name="f321" draw:formula="if(?f285, ?f12, ?f302)"/>
                <draw:equation draw:name="f322" draw:formula="if(?f285, ?f18, ?f303)"/>
                <draw:equation draw:name="f323" draw:formula="if(?f285, ?f12, ?f304)"/>
                <draw:equation draw:name="f324" draw:formula="if(?f285, ?f18, ?f305)"/>
                <draw:equation draw:name="f325" draw:formula="if(?f285, ?f302, ?f318)"/>
                <draw:equation draw:name="f326" draw:formula="if(?f285, ?f303, ?f320)"/>
                <draw:equation draw:name="f327" draw:formula="if(?f285, ?f304, ?f318)"/>
                <draw:equation draw:name="f328" draw:formula="if(?f285, ?f305, ?f320)"/>
                <draw:equation draw:name="f329" draw:formula="21550000 - ?f154"/>
                <draw:equation draw:name="f330" draw:formula="if(?f329, ?f154, 21550000)"/>
                <draw:equation draw:name="f331" draw:formula="-21550000 - ?f330"/>
                <draw:equation draw:name="f332" draw:formula="if(?f331, -21550000, ?f330)"/>
                <draw:equation draw:name="f333" draw:formula="?f179 + ?f332"/>
                <draw:equation draw:name="f334" draw:formula="?f179 + ?f2"/>
                <draw:equation draw:name="f335" draw:formula="?f334 * ?f10 / ?f1"/>
                <draw:equation draw:name="f336" draw:formula="0 - ?f335"/>
                <draw:equation draw:name="f337" draw:formula="cos(?f336)"/>
                <draw:equation draw:name="f338" draw:formula="0 - ?f337"/>
                <draw:equation draw:name="f339" draw:formula="?f338 * ?f104"/>
                <draw:equation draw:name="f340" draw:formula="sin(?f336)"/>
                <draw:equation draw:name="f341" draw:formula="0 - ?f340"/>
                <draw:equation draw:name="f342" draw:formula="?f341 * ?f61"/>
                <draw:equation draw:name="f343" draw:formula="sqrt(?f339 * ?f339 + ?f342 * ?f342 + 0 * 0)"/>
                <draw:equation draw:name="f344" draw:formula="?f104 * ?f61 / ?f343"/>
                <draw:equation draw:name="f345" draw:formula="?f341 * ?f344"/>
                <draw:equation draw:name="f346" draw:formula="?f25 - ?f345"/>
                <draw:equation draw:name="f347" draw:formula="?f338 * ?f344"/>
                <draw:equation draw:name="f348" draw:formula="?f11 - ?f347"/>
                <draw:equation draw:name="f349" draw:formula="?f346 - ?f104"/>
                <draw:equation draw:name="f350" draw:formula="?f348 - ?f61"/>
                <draw:equation draw:name="f351" draw:formula="?f346 + ?f104"/>
                <draw:equation draw:name="f352" draw:formula="?f348 + ?f61"/>
                <draw:equation draw:name="f353" draw:formula="?f333 + ?f2"/>
                <draw:equation draw:name="f354" draw:formula="?f353 * ?f10 / ?f1"/>
                <draw:equation draw:name="f355" draw:formula="0 - ?f354"/>
                <draw:equation draw:name="f356" draw:formula="cos(?f355)"/>
                <draw:equation draw:name="f357" draw:formula="0 - ?f356"/>
                <draw:equation draw:name="f358" draw:formula="?f357 * ?f104"/>
                <draw:equation draw:name="f359" draw:formula="sin(?f355)"/>
                <draw:equation draw:name="f360" draw:formula="0 - ?f359"/>
                <draw:equation draw:name="f361" draw:formula="?f360 * ?f61"/>
                <draw:equation draw:name="f362" draw:formula="sqrt(?f358 * ?f358 + ?f361 * ?f361 + 0 * 0)"/>
                <draw:equation draw:name="f363" draw:formula="?f104 * ?f61 / ?f362"/>
                <draw:equation draw:name="f364" draw:formula="?f360 * ?f363"/>
                <draw:equation draw:name="f365" draw:formula="?f346 + ?f364"/>
                <draw:equation draw:name="f366" draw:formula="?f357 * ?f363"/>
                <draw:equation draw:name="f367" draw:formula="?f348 + ?f366"/>
                <draw:equation draw:name="f368" draw:formula="if(?f332, ?f25, ?f349)"/>
                <draw:equation draw:name="f369" draw:formula="if(?f332, ?f11, ?f350)"/>
                <draw:equation draw:name="f370" draw:formula="if(?f332, ?f25, ?f351)"/>
                <draw:equation draw:name="f371" draw:formula="if(?f332, ?f11, ?f352)"/>
                <draw:equation draw:name="f372" draw:formula="if(?f332, ?f349, ?f365)"/>
                <draw:equation draw:name="f373" draw:formula="if(?f332, ?f350, ?f367)"/>
                <draw:equation draw:name="f374" draw:formula="if(?f332, ?f351, ?f365)"/>
                <draw:equation draw:name="f375" draw:formula="if(?f332, ?f352, ?f367)"/>
                <draw:equation draw:name="f376" draw:formula="21550000 - ?f156"/>
                <draw:equation draw:name="f377" draw:formula="if(?f376, ?f156, 21550000)"/>
                <draw:equation draw:name="f378" draw:formula="-21550000 - ?f377"/>
                <draw:equation draw:name="f379" draw:formula="if(?f378, -21550000, ?f377)"/>
                <draw:equation draw:name="f380" draw:formula="?f155 + ?f379"/>
                <draw:equation draw:name="f381" draw:formula="?f155 + ?f2"/>
                <draw:equation draw:name="f382" draw:formula="?f381 * ?f10 / ?f1"/>
                <draw:equation draw:name="f383" draw:formula="0 - ?f382"/>
                <draw:equation draw:name="f384" draw:formula="cos(?f383)"/>
                <draw:equation draw:name="f385" draw:formula="0 - ?f384"/>
                <draw:equation draw:name="f386" draw:formula="?f385 * ?f109"/>
                <draw:equation draw:name="f387" draw:formula="sin(?f383)"/>
                <draw:equation draw:name="f388" draw:formula="0 - ?f387"/>
                <draw:equation draw:name="f389" draw:formula="?f388 * ?f71"/>
                <draw:equation draw:name="f390" draw:formula="sqrt(?f386 * ?f386 + ?f389 * ?f389 + 0 * 0)"/>
                <draw:equation draw:name="f391" draw:formula="?f109 * ?f71 / ?f390"/>
                <draw:equation draw:name="f392" draw:formula="?f388 * ?f391"/>
                <draw:equation draw:name="f393" draw:formula="?f365 - ?f392"/>
                <draw:equation draw:name="f394" draw:formula="?f385 * ?f391"/>
                <draw:equation draw:name="f395" draw:formula="?f367 - ?f394"/>
                <draw:equation draw:name="f396" draw:formula="?f393 - ?f109"/>
                <draw:equation draw:name="f397" draw:formula="?f395 - ?f71"/>
                <draw:equation draw:name="f398" draw:formula="?f393 + ?f109"/>
                <draw:equation draw:name="f399" draw:formula="?f395 + ?f71"/>
                <draw:equation draw:name="f400" draw:formula="?f380 + ?f2"/>
                <draw:equation draw:name="f401" draw:formula="?f400 * ?f10 / ?f1"/>
                <draw:equation draw:name="f402" draw:formula="0 - ?f401"/>
                <draw:equation draw:name="f403" draw:formula="cos(?f402)"/>
                <draw:equation draw:name="f404" draw:formula="0 - ?f403"/>
                <draw:equation draw:name="f405" draw:formula="?f404 * ?f109"/>
                <draw:equation draw:name="f406" draw:formula="sin(?f402)"/>
                <draw:equation draw:name="f407" draw:formula="0 - ?f406"/>
                <draw:equation draw:name="f408" draw:formula="?f407 * ?f71"/>
                <draw:equation draw:name="f409" draw:formula="sqrt(?f405 * ?f405 + ?f408 * ?f408 + 0 * 0)"/>
                <draw:equation draw:name="f410" draw:formula="?f109 * ?f71 / ?f409"/>
                <draw:equation draw:name="f411" draw:formula="?f407 * ?f410"/>
                <draw:equation draw:name="f412" draw:formula="?f393 + ?f411"/>
                <draw:equation draw:name="f413" draw:formula="?f404 * ?f410"/>
                <draw:equation draw:name="f414" draw:formula="?f395 + ?f413"/>
                <draw:equation draw:name="f415" draw:formula="if(?f379, ?f365, ?f396)"/>
                <draw:equation draw:name="f416" draw:formula="if(?f379, ?f367, ?f397)"/>
                <draw:equation draw:name="f417" draw:formula="if(?f379, ?f365, ?f398)"/>
                <draw:equation draw:name="f418" draw:formula="if(?f379, ?f367, ?f399)"/>
                <draw:equation draw:name="f419" draw:formula="if(?f379, ?f396, ?f412)"/>
                <draw:equation draw:name="f420" draw:formula="if(?f379, ?f397, ?f414)"/>
                <draw:equation draw:name="f421" draw:formula="if(?f379, ?f398, ?f412)"/>
                <draw:equation draw:name="f422" draw:formula="if(?f379, ?f399, ?f414)"/>
                <draw:equation draw:name="f423" draw:formula="21550000 - ?f159"/>
                <draw:equation draw:name="f424" draw:formula="if(?f423, ?f159, 21550000)"/>
                <draw:equation draw:name="f425" draw:formula="-21550000 - ?f424"/>
                <draw:equation draw:name="f426" draw:formula="if(?f425, -21550000, ?f424)"/>
                <draw:equation draw:name="f427" draw:formula="?f180 + ?f426"/>
                <draw:equation draw:name="f428" draw:formula="?f180 + ?f2"/>
                <draw:equation draw:name="f429" draw:formula="?f428 * ?f10 / ?f1"/>
                <draw:equation draw:name="f430" draw:formula="0 - ?f429"/>
                <draw:equation draw:name="f431" draw:formula="cos(?f430)"/>
                <draw:equation draw:name="f432" draw:formula="0 - ?f431"/>
                <draw:equation draw:name="f433" draw:formula="?f432 * ?f114"/>
                <draw:equation draw:name="f434" draw:formula="sin(?f430)"/>
                <draw:equation draw:name="f435" draw:formula="0 - ?f434"/>
                <draw:equation draw:name="f436" draw:formula="?f435 * ?f115"/>
                <draw:equation draw:name="f437" draw:formula="sqrt(?f433 * ?f433 + ?f436 * ?f436 + 0 * 0)"/>
                <draw:equation draw:name="f438" draw:formula="?f114 * ?f115 / ?f437"/>
                <draw:equation draw:name="f439" draw:formula="?f435 * ?f438"/>
                <draw:equation draw:name="f440" draw:formula="?f26 - ?f439"/>
                <draw:equation draw:name="f441" draw:formula="?f432 * ?f438"/>
                <draw:equation draw:name="f442" draw:formula="?f30 - ?f441"/>
                <draw:equation draw:name="f443" draw:formula="?f440 - ?f114"/>
                <draw:equation draw:name="f444" draw:formula="?f442 - ?f115"/>
                <draw:equation draw:name="f445" draw:formula="?f440 + ?f114"/>
                <draw:equation draw:name="f446" draw:formula="?f442 + ?f115"/>
                <draw:equation draw:name="f447" draw:formula="?f427 + ?f2"/>
                <draw:equation draw:name="f448" draw:formula="?f447 * ?f10 / ?f1"/>
                <draw:equation draw:name="f449" draw:formula="0 - ?f448"/>
                <draw:equation draw:name="f450" draw:formula="cos(?f449)"/>
                <draw:equation draw:name="f451" draw:formula="0 - ?f450"/>
                <draw:equation draw:name="f452" draw:formula="?f451 * ?f114"/>
                <draw:equation draw:name="f453" draw:formula="sin(?f449)"/>
                <draw:equation draw:name="f454" draw:formula="0 - ?f453"/>
                <draw:equation draw:name="f455" draw:formula="?f454 * ?f115"/>
                <draw:equation draw:name="f456" draw:formula="sqrt(?f452 * ?f452 + ?f455 * ?f455 + 0 * 0)"/>
                <draw:equation draw:name="f457" draw:formula="?f114 * ?f115 / ?f456"/>
                <draw:equation draw:name="f458" draw:formula="?f454 * ?f457"/>
                <draw:equation draw:name="f459" draw:formula="?f440 + ?f458"/>
                <draw:equation draw:name="f460" draw:formula="?f451 * ?f457"/>
                <draw:equation draw:name="f461" draw:formula="?f442 + ?f460"/>
                <draw:equation draw:name="f462" draw:formula="if(?f426, ?f26, ?f443)"/>
                <draw:equation draw:name="f463" draw:formula="if(?f426, ?f30, ?f444)"/>
                <draw:equation draw:name="f464" draw:formula="if(?f426, ?f26, ?f445)"/>
                <draw:equation draw:name="f465" draw:formula="if(?f426, ?f30, ?f446)"/>
                <draw:equation draw:name="f466" draw:formula="if(?f426, ?f443, ?f459)"/>
                <draw:equation draw:name="f467" draw:formula="if(?f426, ?f444, ?f461)"/>
                <draw:equation draw:name="f468" draw:formula="if(?f426, ?f445, ?f459)"/>
                <draw:equation draw:name="f469" draw:formula="if(?f426, ?f446, ?f461)"/>
                <draw:equation draw:name="f470" draw:formula="21550000 - ?f122"/>
                <draw:equation draw:name="f471" draw:formula="if(?f470, ?f122, 21550000)"/>
                <draw:equation draw:name="f472" draw:formula="-21550000 - ?f471"/>
                <draw:equation draw:name="f473" draw:formula="if(?f472, -21550000, ?f471)"/>
                <draw:equation draw:name="f474" draw:formula="?f160 + ?f473"/>
                <draw:equation draw:name="f475" draw:formula="?f160 + ?f2"/>
                <draw:equation draw:name="f476" draw:formula="?f475 * ?f10 / ?f1"/>
                <draw:equation draw:name="f477" draw:formula="0 - ?f476"/>
                <draw:equation draw:name="f478" draw:formula="cos(?f477)"/>
                <draw:equation draw:name="f479" draw:formula="0 - ?f478"/>
                <draw:equation draw:name="f480" draw:formula="?f479 * ?f76"/>
                <draw:equation draw:name="f481" draw:formula="sin(?f477)"/>
                <draw:equation draw:name="f482" draw:formula="0 - ?f481"/>
                <draw:equation draw:name="f483" draw:formula="?f482 * ?f71"/>
                <draw:equation draw:name="f484" draw:formula="sqrt(?f480 * ?f480 + ?f483 * ?f483 + 0 * 0)"/>
                <draw:equation draw:name="f485" draw:formula="?f76 * ?f71 / ?f484"/>
                <draw:equation draw:name="f486" draw:formula="?f482 * ?f485"/>
                <draw:equation draw:name="f487" draw:formula="?f19 - ?f486"/>
                <draw:equation draw:name="f488" draw:formula="?f479 * ?f485"/>
                <draw:equation draw:name="f489" draw:formula="?f18 - ?f488"/>
                <draw:equation draw:name="f490" draw:formula="?f487 - ?f76"/>
                <draw:equation draw:name="f491" draw:formula="?f489 - ?f71"/>
                <draw:equation draw:name="f492" draw:formula="?f487 + ?f76"/>
                <draw:equation draw:name="f493" draw:formula="?f489 + ?f71"/>
                <draw:equation draw:name="f494" draw:formula="?f474 + ?f2"/>
                <draw:equation draw:name="f495" draw:formula="?f494 * ?f10 / ?f1"/>
                <draw:equation draw:name="f496" draw:formula="0 - ?f495"/>
                <draw:equation draw:name="f497" draw:formula="cos(?f496)"/>
                <draw:equation draw:name="f498" draw:formula="0 - ?f497"/>
                <draw:equation draw:name="f499" draw:formula="?f498 * ?f76"/>
                <draw:equation draw:name="f500" draw:formula="sin(?f496)"/>
                <draw:equation draw:name="f501" draw:formula="0 - ?f500"/>
                <draw:equation draw:name="f502" draw:formula="?f501 * ?f71"/>
                <draw:equation draw:name="f503" draw:formula="sqrt(?f499 * ?f499 + ?f502 * ?f502 + 0 * 0)"/>
                <draw:equation draw:name="f504" draw:formula="?f76 * ?f71 / ?f503"/>
                <draw:equation draw:name="f505" draw:formula="?f501 * ?f504"/>
                <draw:equation draw:name="f506" draw:formula="?f487 + ?f505"/>
                <draw:equation draw:name="f507" draw:formula="?f498 * ?f504"/>
                <draw:equation draw:name="f508" draw:formula="?f489 + ?f507"/>
                <draw:equation draw:name="f509" draw:formula="if(?f473, ?f19, ?f490)"/>
                <draw:equation draw:name="f510" draw:formula="if(?f473, ?f18, ?f491)"/>
                <draw:equation draw:name="f511" draw:formula="if(?f473, ?f19, ?f492)"/>
                <draw:equation draw:name="f512" draw:formula="if(?f473, ?f18, ?f493)"/>
                <draw:equation draw:name="f513" draw:formula="if(?f473, ?f490, ?f506)"/>
                <draw:equation draw:name="f514" draw:formula="if(?f473, ?f491, ?f508)"/>
                <draw:equation draw:name="f515" draw:formula="if(?f473, ?f492, ?f506)"/>
                <draw:equation draw:name="f516" draw:formula="if(?f473, ?f493, ?f508)"/>
                <draw:equation draw:name="f517" draw:formula="21550000 - ?f163"/>
                <draw:equation draw:name="f518" draw:formula="if(?f517, ?f163, 21550000)"/>
                <draw:equation draw:name="f519" draw:formula="-21550000 - ?f518"/>
                <draw:equation draw:name="f520" draw:formula="if(?f519, -21550000, ?f518)"/>
                <draw:equation draw:name="f521" draw:formula="?f181 + ?f520"/>
                <draw:equation draw:name="f522" draw:formula="?f181 + ?f2"/>
                <draw:equation draw:name="f523" draw:formula="?f522 * ?f10 / ?f1"/>
                <draw:equation draw:name="f524" draw:formula="0 - ?f523"/>
                <draw:equation draw:name="f525" draw:formula="cos(?f524)"/>
                <draw:equation draw:name="f526" draw:formula="0 - ?f525"/>
                <draw:equation draw:name="f527" draw:formula="?f526 * ?f123"/>
                <draw:equation draw:name="f528" draw:formula="sin(?f524)"/>
                <draw:equation draw:name="f529" draw:formula="0 - ?f528"/>
                <draw:equation draw:name="f530" draw:formula="?f529 * ?f124"/>
                <draw:equation draw:name="f531" draw:formula="sqrt(?f527 * ?f527 + ?f530 * ?f530 + 0 * 0)"/>
                <draw:equation draw:name="f532" draw:formula="?f123 * ?f124 / ?f531"/>
                <draw:equation draw:name="f533" draw:formula="?f529 * ?f532"/>
                <draw:equation draw:name="f534" draw:formula="?f506 - ?f533"/>
                <draw:equation draw:name="f535" draw:formula="?f526 * ?f532"/>
                <draw:equation draw:name="f536" draw:formula="?f508 - ?f535"/>
                <draw:equation draw:name="f537" draw:formula="?f534 - ?f123"/>
                <draw:equation draw:name="f538" draw:formula="?f536 - ?f124"/>
                <draw:equation draw:name="f539" draw:formula="?f534 + ?f123"/>
                <draw:equation draw:name="f540" draw:formula="?f536 + ?f124"/>
                <draw:equation draw:name="f541" draw:formula="?f521 + ?f2"/>
                <draw:equation draw:name="f542" draw:formula="?f541 * ?f10 / ?f1"/>
                <draw:equation draw:name="f543" draw:formula="0 - ?f542"/>
                <draw:equation draw:name="f544" draw:formula="cos(?f543)"/>
                <draw:equation draw:name="f545" draw:formula="0 - ?f544"/>
                <draw:equation draw:name="f546" draw:formula="?f545 * ?f123"/>
                <draw:equation draw:name="f547" draw:formula="sin(?f543)"/>
                <draw:equation draw:name="f548" draw:formula="0 - ?f547"/>
                <draw:equation draw:name="f549" draw:formula="?f548 * ?f124"/>
                <draw:equation draw:name="f550" draw:formula="sqrt(?f546 * ?f546 + ?f549 * ?f549 + 0 * 0)"/>
                <draw:equation draw:name="f551" draw:formula="?f123 * ?f124 / ?f550"/>
                <draw:equation draw:name="f552" draw:formula="?f548 * ?f551"/>
                <draw:equation draw:name="f553" draw:formula="?f534 + ?f552"/>
                <draw:equation draw:name="f554" draw:formula="?f545 * ?f551"/>
                <draw:equation draw:name="f555" draw:formula="?f536 + ?f554"/>
                <draw:equation draw:name="f556" draw:formula="if(?f520, ?f506, ?f537)"/>
                <draw:equation draw:name="f557" draw:formula="if(?f520, ?f508, ?f538)"/>
                <draw:equation draw:name="f558" draw:formula="if(?f520, ?f506, ?f539)"/>
                <draw:equation draw:name="f559" draw:formula="if(?f520, ?f508, ?f540)"/>
                <draw:equation draw:name="f560" draw:formula="if(?f520, ?f537, ?f553)"/>
                <draw:equation draw:name="f561" draw:formula="if(?f520, ?f538, ?f555)"/>
                <draw:equation draw:name="f562" draw:formula="if(?f520, ?f539, ?f553)"/>
                <draw:equation draw:name="f563" draw:formula="if(?f520, ?f540, ?f555)"/>
                <draw:equation draw:name="f564" draw:formula="21550000 - ?f166"/>
                <draw:equation draw:name="f565" draw:formula="if(?f564, ?f166, 21550000)"/>
                <draw:equation draw:name="f566" draw:formula="-21550000 - ?f565"/>
                <draw:equation draw:name="f567" draw:formula="if(?f566, -21550000, ?f565)"/>
                <draw:equation draw:name="f568" draw:formula="?f182 + ?f567"/>
                <draw:equation draw:name="f569" draw:formula="?f182 + ?f2"/>
                <draw:equation draw:name="f570" draw:formula="?f569 * ?f10 / ?f1"/>
                <draw:equation draw:name="f571" draw:formula="0 - ?f570"/>
                <draw:equation draw:name="f572" draw:formula="cos(?f571)"/>
                <draw:equation draw:name="f573" draw:formula="0 - ?f572"/>
                <draw:equation draw:name="f574" draw:formula="?f573 * ?f129"/>
                <draw:equation draw:name="f575" draw:formula="sin(?f571)"/>
                <draw:equation draw:name="f576" draw:formula="0 - ?f575"/>
                <draw:equation draw:name="f577" draw:formula="?f576 * ?f130"/>
                <draw:equation draw:name="f578" draw:formula="sqrt(?f574 * ?f574 + ?f577 * ?f577 + 0 * 0)"/>
                <draw:equation draw:name="f579" draw:formula="?f129 * ?f130 / ?f578"/>
                <draw:equation draw:name="f580" draw:formula="?f576 * ?f579"/>
                <draw:equation draw:name="f581" draw:formula="?f553 - ?f580"/>
                <draw:equation draw:name="f582" draw:formula="?f573 * ?f579"/>
                <draw:equation draw:name="f583" draw:formula="?f555 - ?f582"/>
                <draw:equation draw:name="f584" draw:formula="?f581 - ?f129"/>
                <draw:equation draw:name="f585" draw:formula="?f583 - ?f130"/>
                <draw:equation draw:name="f586" draw:formula="?f581 + ?f129"/>
                <draw:equation draw:name="f587" draw:formula="?f583 + ?f130"/>
                <draw:equation draw:name="f588" draw:formula="?f568 + ?f2"/>
                <draw:equation draw:name="f589" draw:formula="?f588 * ?f10 / ?f1"/>
                <draw:equation draw:name="f590" draw:formula="0 - ?f589"/>
                <draw:equation draw:name="f591" draw:formula="cos(?f590)"/>
                <draw:equation draw:name="f592" draw:formula="0 - ?f591"/>
                <draw:equation draw:name="f593" draw:formula="?f592 * ?f129"/>
                <draw:equation draw:name="f594" draw:formula="sin(?f590)"/>
                <draw:equation draw:name="f595" draw:formula="0 - ?f594"/>
                <draw:equation draw:name="f596" draw:formula="?f595 * ?f130"/>
                <draw:equation draw:name="f597" draw:formula="sqrt(?f593 * ?f593 + ?f596 * ?f596 + 0 * 0)"/>
                <draw:equation draw:name="f598" draw:formula="?f129 * ?f130 / ?f597"/>
                <draw:equation draw:name="f599" draw:formula="?f595 * ?f598"/>
                <draw:equation draw:name="f600" draw:formula="?f581 + ?f599"/>
                <draw:equation draw:name="f601" draw:formula="?f592 * ?f598"/>
                <draw:equation draw:name="f602" draw:formula="?f583 + ?f601"/>
                <draw:equation draw:name="f603" draw:formula="if(?f567, ?f553, ?f584)"/>
                <draw:equation draw:name="f604" draw:formula="if(?f567, ?f555, ?f585)"/>
                <draw:equation draw:name="f605" draw:formula="if(?f567, ?f553, ?f586)"/>
                <draw:equation draw:name="f606" draw:formula="if(?f567, ?f555, ?f587)"/>
                <draw:equation draw:name="f607" draw:formula="if(?f567, ?f584, ?f600)"/>
                <draw:equation draw:name="f608" draw:formula="if(?f567, ?f585, ?f602)"/>
                <draw:equation draw:name="f609" draw:formula="if(?f567, ?f586, ?f600)"/>
                <draw:equation draw:name="f610" draw:formula="if(?f567, ?f587, ?f602)"/>
                <draw:equation draw:name="f611" draw:formula="21550000 - ?f135"/>
                <draw:equation draw:name="f612" draw:formula="if(?f611, ?f135, 21550000)"/>
                <draw:equation draw:name="f613" draw:formula="-21550000 - ?f612"/>
                <draw:equation draw:name="f614" draw:formula="if(?f613, -21550000, ?f612)"/>
                <draw:equation draw:name="f615" draw:formula="?f183 + ?f614"/>
                <draw:equation draw:name="f616" draw:formula="?f183 + ?f2"/>
                <draw:equation draw:name="f617" draw:formula="?f616 * ?f10 / ?f1"/>
                <draw:equation draw:name="f618" draw:formula="0 - ?f617"/>
                <draw:equation draw:name="f619" draw:formula="cos(?f618)"/>
                <draw:equation draw:name="f620" draw:formula="0 - ?f619"/>
                <draw:equation draw:name="f621" draw:formula="?f620 * ?f83"/>
                <draw:equation draw:name="f622" draw:formula="sin(?f618)"/>
                <draw:equation draw:name="f623" draw:formula="0 - ?f622"/>
                <draw:equation draw:name="f624" draw:formula="?f623 * ?f115"/>
                <draw:equation draw:name="f625" draw:formula="sqrt(?f621 * ?f621 + ?f624 * ?f624 + 0 * 0)"/>
                <draw:equation draw:name="f626" draw:formula="?f83 * ?f115 / ?f625"/>
                <draw:equation draw:name="f627" draw:formula="?f623 * ?f626"/>
                <draw:equation draw:name="f628" draw:formula="?f12 - ?f627"/>
                <draw:equation draw:name="f629" draw:formula="?f620 * ?f626"/>
                <draw:equation draw:name="f630" draw:formula="?f30 - ?f629"/>
                <draw:equation draw:name="f631" draw:formula="?f628 - ?f83"/>
                <draw:equation draw:name="f632" draw:formula="?f630 - ?f115"/>
                <draw:equation draw:name="f633" draw:formula="?f628 + ?f83"/>
                <draw:equation draw:name="f634" draw:formula="?f630 + ?f115"/>
                <draw:equation draw:name="f635" draw:formula="?f615 + ?f2"/>
                <draw:equation draw:name="f636" draw:formula="?f635 * ?f10 / ?f1"/>
                <draw:equation draw:name="f637" draw:formula="0 - ?f636"/>
                <draw:equation draw:name="f638" draw:formula="cos(?f637)"/>
                <draw:equation draw:name="f639" draw:formula="0 - ?f638"/>
                <draw:equation draw:name="f640" draw:formula="?f639 * ?f83"/>
                <draw:equation draw:name="f641" draw:formula="sin(?f637)"/>
                <draw:equation draw:name="f642" draw:formula="0 - ?f641"/>
                <draw:equation draw:name="f643" draw:formula="?f642 * ?f115"/>
                <draw:equation draw:name="f644" draw:formula="sqrt(?f640 * ?f640 + ?f643 * ?f643 + 0 * 0)"/>
                <draw:equation draw:name="f645" draw:formula="?f83 * ?f115 / ?f644"/>
                <draw:equation draw:name="f646" draw:formula="?f642 * ?f645"/>
                <draw:equation draw:name="f647" draw:formula="?f628 + ?f646"/>
                <draw:equation draw:name="f648" draw:formula="?f639 * ?f645"/>
                <draw:equation draw:name="f649" draw:formula="?f630 + ?f648"/>
                <draw:equation draw:name="f650" draw:formula="if(?f614, ?f12, ?f631)"/>
                <draw:equation draw:name="f651" draw:formula="if(?f614, ?f30, ?f632)"/>
                <draw:equation draw:name="f652" draw:formula="if(?f614, ?f12, ?f633)"/>
                <draw:equation draw:name="f653" draw:formula="if(?f614, ?f30, ?f634)"/>
                <draw:equation draw:name="f654" draw:formula="if(?f614, ?f631, ?f647)"/>
                <draw:equation draw:name="f655" draw:formula="if(?f614, ?f632, ?f649)"/>
                <draw:equation draw:name="f656" draw:formula="if(?f614, ?f633, ?f647)"/>
                <draw:equation draw:name="f657" draw:formula="if(?f614, ?f634, ?f649)"/>
                <draw:equation draw:name="f658" draw:formula="?f647 - ?f204"/>
                <draw:equation draw:name="f659" draw:formula="?f649 - ?f206"/>
                <draw:equation draw:name="f660" draw:formula="?f658 - ?f55"/>
                <draw:equation draw:name="f661" draw:formula="?f659 - ?f93"/>
                <draw:equation draw:name="f662" draw:formula="?f658 + ?f55"/>
                <draw:equation draw:name="f663" draw:formula="?f659 + ?f93"/>
                <draw:equation draw:name="f664" draw:formula="?f658 + ?f223"/>
                <draw:equation draw:name="f665" draw:formula="?f659 + ?f225"/>
                <draw:equation draw:name="f666" draw:formula="if(?f191, ?f647, ?f660)"/>
                <draw:equation draw:name="f667" draw:formula="if(?f191, ?f649, ?f661)"/>
                <draw:equation draw:name="f668" draw:formula="if(?f191, ?f647, ?f662)"/>
                <draw:equation draw:name="f669" draw:formula="if(?f191, ?f649, ?f663)"/>
                <draw:equation draw:name="f670" draw:formula="if(?f191, ?f660, ?f664)"/>
                <draw:equation draw:name="f671" draw:formula="if(?f191, ?f661, ?f665)"/>
                <draw:equation draw:name="f672" draw:formula="if(?f191, ?f662, ?f664)"/>
                <draw:equation draw:name="f673" draw:formula="if(?f191, ?f663, ?f665)"/>
                <draw:equation draw:name="f674" draw:formula="?f664 - ?f251"/>
                <draw:equation draw:name="f675" draw:formula="?f665 - ?f253"/>
                <draw:equation draw:name="f676" draw:formula="?f674 - ?f61"/>
                <draw:equation draw:name="f677" draw:formula="?f675 - ?f97"/>
                <draw:equation draw:name="f678" draw:formula="?f674 + ?f61"/>
                <draw:equation draw:name="f679" draw:formula="?f675 + ?f97"/>
                <draw:equation draw:name="f680" draw:formula="?f674 + ?f270"/>
                <draw:equation draw:name="f681" draw:formula="?f675 + ?f272"/>
                <draw:equation draw:name="f682" draw:formula="if(?f238, ?f664, ?f676)"/>
                <draw:equation draw:name="f683" draw:formula="if(?f238, ?f665, ?f677)"/>
                <draw:equation draw:name="f684" draw:formula="if(?f238, ?f664, ?f678)"/>
                <draw:equation draw:name="f685" draw:formula="if(?f238, ?f665, ?f679)"/>
                <draw:equation draw:name="f686" draw:formula="if(?f238, ?f676, ?f680)"/>
                <draw:equation draw:name="f687" draw:formula="if(?f238, ?f677, ?f681)"/>
                <draw:equation draw:name="f688" draw:formula="if(?f238, ?f678, ?f680)"/>
                <draw:equation draw:name="f689" draw:formula="if(?f238, ?f679, ?f681)"/>
                <draw:equation draw:name="f690" draw:formula="21550000 - ?f172"/>
                <draw:equation draw:name="f691" draw:formula="if(?f690, ?f172, 21550000)"/>
                <draw:equation draw:name="f692" draw:formula="-21550000 - ?f691"/>
                <draw:equation draw:name="f693" draw:formula="if(?f692, -21550000, ?f691)"/>
                <draw:equation draw:name="f694" draw:formula="?f184 + ?f693"/>
                <draw:equation draw:name="f695" draw:formula="?f184 + ?f2"/>
                <draw:equation draw:name="f696" draw:formula="?f695 * ?f10 / ?f1"/>
                <draw:equation draw:name="f697" draw:formula="0 - ?f696"/>
                <draw:equation draw:name="f698" draw:formula="cos(?f697)"/>
                <draw:equation draw:name="f699" draw:formula="0 - ?f698"/>
                <draw:equation draw:name="f700" draw:formula="?f699 * ?f137"/>
                <draw:equation draw:name="f701" draw:formula="sin(?f697)"/>
                <draw:equation draw:name="f702" draw:formula="0 - ?f701"/>
                <draw:equation draw:name="f703" draw:formula="?f702 * ?f169"/>
                <draw:equation draw:name="f704" draw:formula="sqrt(?f700 * ?f700 + ?f703 * ?f703 + 0 * 0)"/>
                <draw:equation draw:name="f705" draw:formula="?f137 * ?f169 / ?f704"/>
                <draw:equation draw:name="f706" draw:formula="?f702 * ?f705"/>
                <draw:equation draw:name="f707" draw:formula="?f680 - ?f706"/>
                <draw:equation draw:name="f708" draw:formula="?f699 * ?f705"/>
                <draw:equation draw:name="f709" draw:formula="?f681 - ?f708"/>
                <draw:equation draw:name="f710" draw:formula="?f707 - ?f137"/>
                <draw:equation draw:name="f711" draw:formula="?f709 - ?f169"/>
                <draw:equation draw:name="f712" draw:formula="?f707 + ?f137"/>
                <draw:equation draw:name="f713" draw:formula="?f709 + ?f169"/>
                <draw:equation draw:name="f714" draw:formula="?f694 + ?f2"/>
                <draw:equation draw:name="f715" draw:formula="?f714 * ?f10 / ?f1"/>
                <draw:equation draw:name="f716" draw:formula="0 - ?f715"/>
                <draw:equation draw:name="f717" draw:formula="cos(?f716)"/>
                <draw:equation draw:name="f718" draw:formula="0 - ?f717"/>
                <draw:equation draw:name="f719" draw:formula="?f718 * ?f137"/>
                <draw:equation draw:name="f720" draw:formula="sin(?f716)"/>
                <draw:equation draw:name="f721" draw:formula="0 - ?f720"/>
                <draw:equation draw:name="f722" draw:formula="?f721 * ?f169"/>
                <draw:equation draw:name="f723" draw:formula="sqrt(?f719 * ?f719 + ?f722 * ?f722 + 0 * 0)"/>
                <draw:equation draw:name="f724" draw:formula="?f137 * ?f169 / ?f723"/>
                <draw:equation draw:name="f725" draw:formula="?f721 * ?f724"/>
                <draw:equation draw:name="f726" draw:formula="?f707 + ?f725"/>
                <draw:equation draw:name="f727" draw:formula="?f718 * ?f724"/>
                <draw:equation draw:name="f728" draw:formula="?f709 + ?f727"/>
                <draw:equation draw:name="f729" draw:formula="if(?f693, ?f680, ?f710)"/>
                <draw:equation draw:name="f730" draw:formula="if(?f693, ?f681, ?f711)"/>
                <draw:equation draw:name="f731" draw:formula="if(?f693, ?f680, ?f712)"/>
                <draw:equation draw:name="f732" draw:formula="if(?f693, ?f681, ?f713)"/>
                <draw:equation draw:name="f733" draw:formula="if(?f693, ?f710, ?f726)"/>
                <draw:equation draw:name="f734" draw:formula="if(?f693, ?f711, ?f728)"/>
                <draw:equation draw:name="f735" draw:formula="if(?f693, ?f712, ?f726)"/>
                <draw:equation draw:name="f736" draw:formula="if(?f693, ?f713, ?f728)"/>
                <draw:equation draw:name="f737" draw:formula="21550000 - ?f176"/>
                <draw:equation draw:name="f738" draw:formula="if(?f737, ?f176, 21550000)"/>
                <draw:equation draw:name="f739" draw:formula="-21550000 - ?f738"/>
                <draw:equation draw:name="f740" draw:formula="if(?f739, -21550000, ?f738)"/>
                <draw:equation draw:name="f741" draw:formula="?f187 + ?f740"/>
                <draw:equation draw:name="f742" draw:formula="?f187 + ?f2"/>
                <draw:equation draw:name="f743" draw:formula="?f742 * ?f10 / ?f1"/>
                <draw:equation draw:name="f744" draw:formula="0 - ?f743"/>
                <draw:equation draw:name="f745" draw:formula="cos(?f744)"/>
                <draw:equation draw:name="f746" draw:formula="0 - ?f745"/>
                <draw:equation draw:name="f747" draw:formula="?f746 * ?f130"/>
                <draw:equation draw:name="f748" draw:formula="sin(?f744)"/>
                <draw:equation draw:name="f749" draw:formula="0 - ?f748"/>
                <draw:equation draw:name="f750" draw:formula="?f749 * ?f173"/>
                <draw:equation draw:name="f751" draw:formula="sqrt(?f747 * ?f747 + ?f750 * ?f750 + 0 * 0)"/>
                <draw:equation draw:name="f752" draw:formula="?f130 * ?f173 / ?f751"/>
                <draw:equation draw:name="f753" draw:formula="?f749 * ?f752"/>
                <draw:equation draw:name="f754" draw:formula="?f726 - ?f753"/>
                <draw:equation draw:name="f755" draw:formula="?f746 * ?f752"/>
                <draw:equation draw:name="f756" draw:formula="?f728 - ?f755"/>
                <draw:equation draw:name="f757" draw:formula="?f754 - ?f130"/>
                <draw:equation draw:name="f758" draw:formula="?f756 - ?f173"/>
                <draw:equation draw:name="f759" draw:formula="?f754 + ?f130"/>
                <draw:equation draw:name="f760" draw:formula="?f756 + ?f173"/>
                <draw:equation draw:name="f761" draw:formula="?f741 + ?f2"/>
                <draw:equation draw:name="f762" draw:formula="?f761 * ?f10 / ?f1"/>
                <draw:equation draw:name="f763" draw:formula="0 - ?f762"/>
                <draw:equation draw:name="f764" draw:formula="cos(?f763)"/>
                <draw:equation draw:name="f765" draw:formula="0 - ?f764"/>
                <draw:equation draw:name="f766" draw:formula="?f765 * ?f130"/>
                <draw:equation draw:name="f767" draw:formula="sin(?f763)"/>
                <draw:equation draw:name="f768" draw:formula="0 - ?f767"/>
                <draw:equation draw:name="f769" draw:formula="?f768 * ?f173"/>
                <draw:equation draw:name="f770" draw:formula="sqrt(?f766 * ?f766 + ?f769 * ?f769 + 0 * 0)"/>
                <draw:equation draw:name="f771" draw:formula="?f130 * ?f173 / ?f770"/>
                <draw:equation draw:name="f772" draw:formula="?f768 * ?f771"/>
                <draw:equation draw:name="f773" draw:formula="?f754 + ?f772"/>
                <draw:equation draw:name="f774" draw:formula="?f765 * ?f771"/>
                <draw:equation draw:name="f775" draw:formula="?f756 + ?f774"/>
                <draw:equation draw:name="f776" draw:formula="if(?f740, ?f726, ?f757)"/>
                <draw:equation draw:name="f777" draw:formula="if(?f740, ?f728, ?f758)"/>
                <draw:equation draw:name="f778" draw:formula="if(?f740, ?f726, ?f759)"/>
                <draw:equation draw:name="f779" draw:formula="if(?f740, ?f728, ?f760)"/>
                <draw:equation draw:name="f780" draw:formula="if(?f740, ?f757, ?f773)"/>
                <draw:equation draw:name="f781" draw:formula="if(?f740, ?f758, ?f775)"/>
                <draw:equation draw:name="f782" draw:formula="if(?f740, ?f759, ?f773)"/>
                <draw:equation draw:name="f783" draw:formula="if(?f740, ?f760, ?f775)"/>
                <draw:equation draw:name="f784" draw:formula="21550000 - ?f147"/>
                <draw:equation draw:name="f785" draw:formula="if(?f784, ?f147, 21550000)"/>
                <draw:equation draw:name="f786" draw:formula="-21550000 - ?f785"/>
                <draw:equation draw:name="f787" draw:formula="if(?f786, -21550000, ?f785)"/>
                <draw:equation draw:name="f788" draw:formula="?f177 + ?f787"/>
                <draw:equation draw:name="f789" draw:formula="?f177 + ?f2"/>
                <draw:equation draw:name="f790" draw:formula="?f789 * ?f10 / ?f1"/>
                <draw:equation draw:name="f791" draw:formula="0 - ?f790"/>
                <draw:equation draw:name="f792" draw:formula="cos(?f791)"/>
                <draw:equation draw:name="f793" draw:formula="0 - ?f792"/>
                <draw:equation draw:name="f794" draw:formula="?f793 * ?f88"/>
                <draw:equation draw:name="f795" draw:formula="sin(?f791)"/>
                <draw:equation draw:name="f796" draw:formula="0 - ?f795"/>
                <draw:equation draw:name="f797" draw:formula="?f796 * ?f61"/>
                <draw:equation draw:name="f798" draw:formula="sqrt(?f794 * ?f794 + ?f797 * ?f797 + 0 * 0)"/>
                <draw:equation draw:name="f799" draw:formula="?f88 * ?f61 / ?f798"/>
                <draw:equation draw:name="f800" draw:formula="?f796 * ?f799"/>
                <draw:equation draw:name="f801" draw:formula="?f23 - ?f800"/>
                <draw:equation draw:name="f802" draw:formula="?f793 * ?f799"/>
                <draw:equation draw:name="f803" draw:formula="?f11 - ?f802"/>
                <draw:equation draw:name="f804" draw:formula="?f801 - ?f88"/>
                <draw:equation draw:name="f805" draw:formula="?f803 - ?f61"/>
                <draw:equation draw:name="f806" draw:formula="?f801 + ?f88"/>
                <draw:equation draw:name="f807" draw:formula="?f803 + ?f61"/>
                <draw:equation draw:name="f808" draw:formula="?f788 + ?f2"/>
                <draw:equation draw:name="f809" draw:formula="?f808 * ?f10 / ?f1"/>
                <draw:equation draw:name="f810" draw:formula="0 - ?f809"/>
                <draw:equation draw:name="f811" draw:formula="cos(?f810)"/>
                <draw:equation draw:name="f812" draw:formula="0 - ?f811"/>
                <draw:equation draw:name="f813" draw:formula="?f812 * ?f88"/>
                <draw:equation draw:name="f814" draw:formula="sin(?f810)"/>
                <draw:equation draw:name="f815" draw:formula="0 - ?f814"/>
                <draw:equation draw:name="f816" draw:formula="?f815 * ?f61"/>
                <draw:equation draw:name="f817" draw:formula="sqrt(?f813 * ?f813 + ?f816 * ?f816 + 0 * 0)"/>
                <draw:equation draw:name="f818" draw:formula="?f88 * ?f61 / ?f817"/>
                <draw:equation draw:name="f819" draw:formula="?f815 * ?f818"/>
                <draw:equation draw:name="f820" draw:formula="?f801 + ?f819"/>
                <draw:equation draw:name="f821" draw:formula="?f812 * ?f818"/>
                <draw:equation draw:name="f822" draw:formula="?f803 + ?f821"/>
                <draw:equation draw:name="f823" draw:formula="if(?f787, ?f23, ?f804)"/>
                <draw:equation draw:name="f824" draw:formula="if(?f787, ?f11, ?f805)"/>
                <draw:equation draw:name="f825" draw:formula="if(?f787, ?f23, ?f806)"/>
                <draw:equation draw:name="f826" draw:formula="if(?f787, ?f11, ?f807)"/>
                <draw:equation draw:name="f827" draw:formula="if(?f787, ?f804, ?f820)"/>
                <draw:equation draw:name="f828" draw:formula="if(?f787, ?f805, ?f822)"/>
                <draw:equation draw:name="f829" draw:formula="if(?f787, ?f806, ?f820)"/>
                <draw:equation draw:name="f830" draw:formula="if(?f787, ?f807, ?f822)"/>
              </draw:enhanced-geometry>
            </draw:custom-shape>
          </table:table-cell>
          <table:table-cell table:number-columns-repeated="16367"/>
        </table:table-row>
        <table:table-row table:style-name="ro2">
          <table:table-cell office:value-type="string" table:style-name="ce6">
            <text:p>Préparer Dossier</text:p>
          </table:table-cell>
          <table:table-cell table:number-columns-repeated="5" table:style-name="ce4"/>
          <table:covered-table-cell/>
          <table:table-cell office:value-type="string" table:style-name="ce7">
            <text:p>Commun</text:p>
          </table:table-cell>
          <table:table-cell office:value-type="string" table:style-name="ce7">
            <text:p>Commun</text:p>
          </table:table-cell>
          <table:table-cell office:value-type="string" table:style-name="ce7">
            <text:p>Commun</text:p>
          </table:table-cell>
          <table:table-cell office:value-type="string" table:style-name="ce7">
            <text:p>Commun</text:p>
          </table:table-cell>
          <table:table-cell office:value-type="string" table:style-name="ce7">
            <text:p>Commun</text:p>
          </table:table-cell>
          <table:table-cell office:value-type="string" table:style-name="ce7">
            <text:p>Commun</text:p>
          </table:table-cell>
          <table:table-cell office:value-type="string" table:style-name="ce7">
            <text:p>Commun</text:p>
          </table:table-cell>
          <table:table-cell table:number-columns-repeated="3" table:style-name="ce4"/>
          <table:table-cell table:number-columns-repeated="16367"/>
        </table:table-row>
        <table:table-row table:style-name="ro2">
          <table:table-cell office:value-type="string" table:style-name="ce6">
            <text:p>Préparer Oral</text:p>
          </table:table-cell>
          <table:table-cell table:number-columns-repeated="5" table:style-name="ce4"/>
          <table:covered-table-cell/>
          <table:table-cell table:number-columns-repeated="6" table:style-name="ce4"/>
          <table:table-cell office:value-type="string" table:style-name="ce7">
            <text:p>Commun</text:p>
          </table:table-cell>
          <table:table-cell office:value-type="string" table:style-name="ce7">
            <text:p>Commun</text:p>
          </table:table-cell>
          <table:table-cell table:number-columns-repeated="2" table:style-name="ce4"/>
          <table:table-cell table:number-columns-repeated="16367"/>
        </table:table-row>
        <table:table-row table:number-rows-repeated="2" table:style-name="ro2">
          <table:table-cell table:number-columns-repeated="6" table:style-name="ce1"/>
          <table:table-cell table:style-name="ce11"/>
          <table:table-cell table:number-columns-repeated="16377" table:style-name="ce1"/>
        </table:table-row>
        <table:table-row table:style-name="ro2">
          <table:table-cell table:style-name="ce1"/>
          <table:table-cell table:style-name="ce12"/>
          <table:table-cell office:value-type="string" table:style-name="ce1">
            <text:p>Essentiel</text:p>
          </table:table-cell>
          <table:table-cell table:number-columns-repeated="3" table:style-name="ce1"/>
          <table:table-cell table:style-name="ce11"/>
          <table:table-cell table:number-columns-repeated="16377" table:style-name="ce1"/>
        </table:table-row>
        <table:table-row table:style-name="ro2">
          <table:table-cell table:style-name="ce1"/>
          <table:table-cell table:style-name="ce13"/>
          <table:table-cell office:value-type="string" table:style-name="ce1">
            <text:p>Tache</text:p>
          </table:table-cell>
          <table:table-cell table:number-columns-repeated="3" table:style-name="ce1"/>
          <table:table-cell table:style-name="ce11"/>
          <table:table-cell table:number-columns-repeated="16377" table:style-name="ce1"/>
        </table:table-row>
        <table:table-row table:style-name="ro2">
          <table:table-cell table:style-name="ce1"/>
          <table:table-cell table:style-name="ce14"/>
          <table:table-cell office:value-type="string" table:style-name="ce1">
            <text:p>Tache optionnelle</text:p>
          </table:table-cell>
          <table:table-cell table:number-columns-repeated="3" table:style-name="ce1"/>
          <table:table-cell table:style-name="ce11"/>
          <table:table-cell table:number-columns-repeated="16377" table:style-name="ce1"/>
        </table:table-row>
        <table:table-row table:style-name="ro2">
          <table:table-cell table:style-name="ce1"/>
          <table:table-cell table:style-name="ce15"/>
          <table:table-cell office:value-type="string" table:style-name="ce1">
            <text:p>Vacances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table:style-name="ce9"/>
          <table:table-cell office:value-type="string" table:style-name="ce1">
            <text:p>Indisponibilité / tache abandonné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7"/>
          <table:table-cell office:value-type="string" table:style-name="ce1">
            <text:p>Tache finie</text:p>
          </table:table-cell>
          <table:table-cell table:number-columns-repeated="16381"/>
        </table:table-row>
        <table:table-row table:number-rows-repeated="1048543" table:style-name="ro2">
          <table:table-cell table:number-columns-repeated="16384"/>
        </table:table-row>
      </table:table>
      <table:table table:name="Feuille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Feuille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go FAURE</meta:initial-creator>
    <dc:creator>Jeremy</dc:creator>
    <meta:creation-date>2014-02-22T15:09:44Z</meta:creation-date>
    <dc:date>2014-05-18T15:53:07Z</dc:date>
    <meta:editing-cycles>13</meta:editing-cycles>
    <meta:editing-duration>PT13685S</meta:editing-duration>
  </office:meta>
</office:document-meta>
</file>